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4d04dd" officeooo:paragraph-rsid="004d04dd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4ed77a" officeooo:paragraph-rsid="004ed77a" style:font-weight-asian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521052" officeooo:paragraph-rsid="00521052" style:font-weight-asian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5b0f00" officeooo:paragraph-rsid="005b0f00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3b2c39" officeooo:paragraph-rsid="003b2c39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3c6519" officeooo:paragraph-rsid="003c6519" style:font-weight-asian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3db4a6" officeooo:paragraph-rsid="003db4a6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3dda4d" officeooo:paragraph-rsid="003dda4d" style:font-weight-asian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3f38b1" officeooo:paragraph-rsid="003f38b1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4230a9" officeooo:paragraph-rsid="003dda4d" style:font-weight-asian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4538d2" officeooo:paragraph-rsid="004538d2" style:font-weight-asian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iberation Serif1" fo:language="de" fo:country="DE" style:text-underline-style="none" fo:font-weight="normal" officeooo:rsid="00481ce5" officeooo:paragraph-rsid="00481ce5" style:font-weight-asian="normal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101d9f2" officeooo:paragraph-rsid="001aadea" style:font-weight-asian="normal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10243bd" officeooo:paragraph-rsid="001aadea" style:font-weight-asian="normal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103850d" officeooo:paragraph-rsid="001aadea" style:font-weight-asian="normal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104c41d" officeooo:paragraph-rsid="001aadea" style:font-weight-asian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1074cbb" officeooo:paragraph-rsid="001aadea" style:font-weight-asian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1c5809" officeooo:paragraph-rsid="001c5809" style:font-weight-asian="normal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1e078b" officeooo:paragraph-rsid="001e078b" style:font-weight-asian="normal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1ebe6d" officeooo:paragraph-rsid="001ebe6d" style:font-weight-asian="normal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1f3381" officeooo:paragraph-rsid="001f3381" style:font-weight-asian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228227" officeooo:paragraph-rsid="00228227" style:font-weight-asian="normal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238bf5" officeooo:paragraph-rsid="00238bf5" style:font-weight-asian="normal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240e2a" officeooo:paragraph-rsid="00240e2a" style:font-weight-asian="normal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250213" officeooo:paragraph-rsid="00250213" style:font-weight-asian="normal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269bac" officeooo:paragraph-rsid="00269bac" style:font-weight-asian="normal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2a3028" officeooo:paragraph-rsid="002a3028" style:font-weight-asian="normal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2b0fca" officeooo:paragraph-rsid="002b0fca" style:font-weight-asian="normal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2cdeff" officeooo:paragraph-rsid="002cdeff" style:font-weight-asian="normal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3241b6" officeooo:paragraph-rsid="003241b6" style:font-weight-asian="normal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35a465" officeooo:paragraph-rsid="0035a465" style:font-weight-asian="normal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364fdc" officeooo:paragraph-rsid="00364fdc" style:font-weight-asian="normal" style:font-weight-complex="normal"/>
    </style:style>
    <style:style style:name="P33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36d53e" officeooo:paragraph-rsid="0036d53e" style:font-weight-asian="normal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37dd3b" officeooo:paragraph-rsid="0037dd3b" style:font-weight-asian="normal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384e30" officeooo:paragraph-rsid="00384e30" style:font-weight-asian="normal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3b2c39" officeooo:paragraph-rsid="003b2c39" style:font-weight-asian="normal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3dda4d" officeooo:paragraph-rsid="003dda4d" style:font-weight-asian="normal" style:font-weight-complex="normal"/>
    </style:style>
    <style:style style:name="P38" style:family="paragraph" style:parent-style-name="Standard">
      <style:paragraph-properties fo:line-height="100%" fo:text-align="justify" style:justify-single-word="false"/>
      <style:text-properties fo:language="de" fo:country="DE" style:text-underline-style="none" fo:font-weight="normal" officeooo:rsid="00436718" officeooo:paragraph-rsid="00436718" style:font-weight-asian="normal" style:font-weight-complex="normal"/>
    </style:style>
    <style:style style:name="P39" style:family="paragraph" style:parent-style-name="Standard">
      <style:paragraph-properties fo:line-height="100%" fo:text-align="justify" style:justify-single-word="false"/>
      <style:text-properties fo:language="de" fo:country="DE" officeooo:paragraph-rsid="002a3028"/>
    </style:style>
    <style:style style:name="P40" style:family="paragraph" style:parent-style-name="Standard">
      <style:paragraph-properties fo:line-height="100%" fo:text-align="justify" style:justify-single-word="false"/>
      <style:text-properties fo:language="de" fo:country="DE" officeooo:paragraph-rsid="00436718"/>
    </style:style>
    <style:style style:name="P41" style:family="paragraph" style:parent-style-name="Text_20_body">
      <style:paragraph-properties fo:line-height="100%" fo:text-align="justify" style:justify-single-word="false"/>
      <style:text-properties fo:language="de" fo:country="DE" officeooo:rsid="004edfe6" officeooo:paragraph-rsid="004edfe6"/>
    </style:style>
    <style:style style:name="P42" style:family="paragraph" style:parent-style-name="Text_20_body">
      <style:paragraph-properties fo:line-height="100%" fo:text-align="justify" style:justify-single-word="false"/>
      <style:text-properties fo:language="de" fo:country="DE"/>
    </style:style>
    <style:style style:name="P43" style:family="paragraph" style:parent-style-name="Text_20_body">
      <style:paragraph-properties fo:line-height="100%" fo:text-align="justify" style:justify-single-word="false"/>
      <style:text-properties fo:language="de" fo:country="DE" fo:font-weight="normal" officeooo:rsid="004ed77a" officeooo:paragraph-rsid="004ed77a" style:font-weight-asian="normal" style:font-weight-complex="normal"/>
    </style:style>
    <style:style style:name="P44" style:family="paragraph" style:parent-style-name="Text_20_body">
      <style:paragraph-properties fo:line-height="100%" fo:text-align="justify" style:justify-single-word="false"/>
      <style:text-properties fo:language="de" fo:country="DE" fo:font-weight="normal" officeooo:rsid="005d9a5f" officeooo:paragraph-rsid="005d9a5f" style:font-weight-asian="normal" style:font-weight-complex="normal"/>
    </style:style>
    <style:style style:name="P45" style:family="paragraph" style:parent-style-name="Text_20_body">
      <style:paragraph-properties fo:line-height="100%" fo:text-align="justify" style:justify-single-word="false"/>
      <style:text-properties fo:language="de" fo:country="DE" fo:font-weight="bold" officeooo:rsid="004f9277" officeooo:paragraph-rsid="004edfe6" style:font-weight-asian="bold" style:font-weight-complex="bold"/>
    </style:style>
    <style:style style:name="P4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5f03f9" officeooo:paragraph-rsid="005f03f9" style:font-weight-asian="normal" style:font-weight-complex="normal"/>
    </style:style>
    <style:style style:name="P4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4f9277" officeooo:paragraph-rsid="004f9277" style:font-weight-asian="normal" style:font-weight-complex="normal"/>
    </style:style>
    <style:style style:name="P4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4fc746" officeooo:paragraph-rsid="004fc746" style:font-weight-asian="normal" style:font-weight-complex="normal"/>
    </style:style>
    <style:style style:name="P4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50d113" officeooo:paragraph-rsid="0050d113" style:font-weight-asian="normal" style:font-weight-complex="normal"/>
    </style:style>
    <style:style style:name="P5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53e62d" officeooo:paragraph-rsid="0053e62d" style:font-weight-asian="normal" style:font-weight-complex="normal"/>
    </style:style>
    <style:style style:name="P5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55f125" officeooo:paragraph-rsid="0055f125" style:font-weight-asian="normal" style:font-weight-complex="normal"/>
    </style:style>
    <style:style style:name="P5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5707e0" officeooo:paragraph-rsid="005707e0" style:font-weight-asian="normal" style:font-weight-complex="normal"/>
    </style:style>
    <style:style style:name="P5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64dc7f" officeooo:paragraph-rsid="0064dc7f" style:font-weight-asian="normal" style:font-weight-complex="normal"/>
    </style:style>
    <style:style style:name="P5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668884" officeooo:paragraph-rsid="00668884" style:font-weight-asian="normal" style:font-weight-complex="normal"/>
    </style:style>
    <style:style style:name="P5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6838ba" officeooo:paragraph-rsid="006838ba" style:font-weight-asian="normal" style:font-weight-complex="normal"/>
    </style:style>
    <style:style style:name="P5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68dc1a" officeooo:paragraph-rsid="0068dc1a" style:font-weight-asian="normal" style:font-weight-complex="normal"/>
    </style:style>
    <style:style style:name="P5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6ac82d" officeooo:paragraph-rsid="006ac82d" style:font-weight-asian="normal" style:font-weight-complex="normal"/>
    </style:style>
    <style:style style:name="P5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6f3656" officeooo:paragraph-rsid="006ac82d" style:font-weight-asian="normal" style:font-weight-complex="normal"/>
    </style:style>
    <style:style style:name="P5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6f3656" officeooo:paragraph-rsid="006f3656" style:font-weight-asian="normal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6fa4e5" officeooo:paragraph-rsid="006fa4e5" style:font-weight-asian="normal" style:font-weight-complex="normal"/>
    </style:style>
    <style:style style:name="P6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12808" officeooo:paragraph-rsid="00712808" style:font-weight-asian="normal" style:font-weight-complex="normal"/>
    </style:style>
    <style:style style:name="P6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21a14" officeooo:paragraph-rsid="00721a14" style:font-weight-asian="normal" style:font-weight-complex="normal"/>
    </style:style>
    <style:style style:name="P6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36a66" officeooo:paragraph-rsid="00736a66" style:font-weight-asian="normal" style:font-weight-complex="normal"/>
    </style:style>
    <style:style style:name="P6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54e40" officeooo:paragraph-rsid="00736a66" style:font-weight-asian="normal" style:font-weight-complex="normal"/>
    </style:style>
    <style:style style:name="P6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54e40" officeooo:paragraph-rsid="00754e40" style:font-weight-asian="normal" style:font-weight-complex="normal"/>
    </style:style>
    <style:style style:name="P6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63a58" officeooo:paragraph-rsid="00763a58" style:font-weight-asian="normal" style:font-weight-complex="normal"/>
    </style:style>
    <style:style style:name="P6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6880a" officeooo:paragraph-rsid="0076880a" style:font-weight-asian="normal" style:font-weight-complex="normal"/>
    </style:style>
    <style:style style:name="P6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7dcad" officeooo:paragraph-rsid="0077dcad" style:font-weight-asian="normal" style:font-weight-complex="normal"/>
    </style:style>
    <style:style style:name="P6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a6068" officeooo:paragraph-rsid="007a6068" style:font-weight-asian="normal" style:font-weight-complex="normal"/>
    </style:style>
    <style:style style:name="P7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bd0ab" officeooo:paragraph-rsid="007bd0ab" style:font-weight-asian="normal" style:font-weight-complex="normal"/>
    </style:style>
    <style:style style:name="P7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de42f" officeooo:paragraph-rsid="007de42f" style:font-weight-asian="normal" style:font-weight-complex="normal"/>
    </style:style>
    <style:style style:name="P7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e1735" officeooo:paragraph-rsid="007e1735" style:font-weight-asian="normal" style:font-weight-complex="normal"/>
    </style:style>
    <style:style style:name="P7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7ebefe" officeooo:paragraph-rsid="007ebefe" style:font-weight-asian="normal" style:font-weight-complex="normal"/>
    </style:style>
    <style:style style:name="P7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806b49" officeooo:paragraph-rsid="00806b49" style:font-weight-asian="normal" style:font-weight-complex="normal"/>
    </style:style>
    <style:style style:name="P7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822114" officeooo:paragraph-rsid="00822114" style:font-weight-asian="normal" style:font-weight-complex="normal"/>
    </style:style>
    <style:style style:name="P7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83cf72" officeooo:paragraph-rsid="0083cf72" style:font-weight-asian="normal" style:font-weight-complex="normal"/>
    </style:style>
    <style:style style:name="P7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8505ad" officeooo:paragraph-rsid="008505ad" style:font-weight-asian="normal" style:font-weight-complex="normal"/>
    </style:style>
    <style:style style:name="P7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85bc1b" officeooo:paragraph-rsid="0085bc1b" style:font-weight-asian="normal" style:font-weight-complex="normal"/>
    </style:style>
    <style:style style:name="P7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866185" officeooo:paragraph-rsid="00866185" style:font-weight-asian="normal" style:font-weight-complex="normal"/>
    </style:style>
    <style:style style:name="P8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language="de" fo:country="DE" fo:font-weight="normal" officeooo:rsid="00881932" officeooo:paragraph-rsid="00881932" style:font-weight-asian="normal" style:font-weight-complex="normal"/>
    </style:style>
    <style:style style:name="T1" style:family="text">
      <style:text-properties officeooo:rsid="00250213"/>
    </style:style>
    <style:style style:name="T2" style:family="text">
      <style:text-properties officeooo:rsid="0028578d"/>
    </style:style>
    <style:style style:name="T3" style:family="text">
      <style:text-properties officeooo:rsid="002e0d5c"/>
    </style:style>
    <style:style style:name="T4" style:family="text">
      <style:text-properties officeooo:rsid="002e74fc"/>
    </style:style>
    <style:style style:name="T5" style:family="text">
      <style:text-properties officeooo:rsid="002f390d"/>
    </style:style>
    <style:style style:name="T6" style:family="text">
      <style:text-properties officeooo:rsid="00331ab5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3f38b1"/>
    </style:style>
    <style:style style:name="T9" style:family="text">
      <style:text-properties style:font-name="Liberation Serif1" officeooo:rsid="0040d83c"/>
    </style:style>
    <style:style style:name="T10" style:family="text">
      <style:text-properties style:font-name="Liberation Serif1" officeooo:rsid="004230a9"/>
    </style:style>
    <style:style style:name="T11" style:family="text">
      <style:text-properties style:font-name="Liberation Serif1" officeooo:rsid="004538d2"/>
    </style:style>
    <style:style style:name="T12" style:family="text">
      <style:text-properties style:font-name="Liberation Serif1" style:text-underline-style="none" fo:font-weight="normal" officeooo:rsid="00436718" style:font-weight-asian="normal" style:font-weight-complex="normal"/>
    </style:style>
    <style:style style:name="T13" style:family="text">
      <style:text-properties style:font-name="Liberation Serif1" style:text-underline-style="none" fo:font-weight="normal" officeooo:rsid="004538d2" style:font-weight-asian="normal" style:font-weight-complex="normal"/>
    </style:style>
    <style:style style:name="T14" style:family="text">
      <style:text-properties officeooo:rsid="0047ad3f"/>
    </style:style>
    <style:style style:name="T15" style:family="text">
      <style:text-properties fo:font-weight="bold" officeooo:rsid="004ed77a" style:font-weight-asian="bold" style:font-weight-complex="bold"/>
    </style:style>
    <style:style style:name="T16" style:family="text">
      <style:text-properties fo:font-weight="bold" officeooo:rsid="004f9277" style:font-weight-asian="bold" style:font-weight-complex="bold"/>
    </style:style>
    <style:style style:name="T17" style:family="text">
      <style:text-properties officeooo:rsid="004ed77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ed77a" style:font-weight-asian="normal" style:font-weight-complex="normal"/>
    </style:style>
    <style:style style:name="T20" style:family="text">
      <style:text-properties fo:font-weight="normal" officeooo:rsid="004f9277" style:font-weight-asian="normal" style:font-weight-complex="normal"/>
    </style:style>
    <style:style style:name="T21" style:family="text">
      <style:text-properties style:text-underline-style="none" fo:font-weight="normal" officeooo:rsid="002b81a0" style:font-weight-asian="normal" style:font-weight-complex="normal"/>
    </style:style>
    <style:style style:name="T22" style:family="text">
      <style:text-properties style:text-underline-style="none" fo:font-weight="normal" officeooo:rsid="002a3028" style:font-weight-asian="normal" style:font-weight-complex="normal"/>
    </style:style>
    <style:style style:name="T23" style:family="text">
      <style:text-properties officeooo:rsid="004fc746"/>
    </style:style>
    <style:style style:name="T24" style:family="text">
      <style:text-properties officeooo:rsid="0052901a"/>
    </style:style>
    <style:style style:name="T25" style:family="text">
      <style:text-properties officeooo:rsid="0054941f"/>
    </style:style>
    <style:style style:name="T26" style:family="text">
      <style:text-properties officeooo:rsid="0058821d"/>
    </style:style>
    <style:style style:name="T27" style:family="text">
      <style:text-properties officeooo:rsid="00594c74"/>
    </style:style>
    <style:style style:name="T28" style:family="text">
      <style:text-properties officeooo:rsid="005c6b00"/>
    </style:style>
    <style:style style:name="T29" style:family="text">
      <style:text-properties officeooo:rsid="006fa4e5"/>
    </style:style>
    <style:style style:name="T30" style:family="text">
      <style:text-properties officeooo:rsid="0071cb1e"/>
    </style:style>
    <style:style style:name="T31" style:family="text">
      <style:text-properties officeooo:rsid="00722704"/>
    </style:style>
    <style:style style:name="T32" style:family="text">
      <style:text-properties officeooo:rsid="00763a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tellen = poser (une question)</text:p>
      <text:p text:style-name="P14">Herkunft = Nationalité ? Pays d’origine ?</text:p>
      <text:p text:style-name="P15">Arbeitskraft = la main d’oeuvre</text:p>
      <text:p text:style-name="P15">Ingefangnis = prisonnier</text:p>
      <text:p text:style-name="P16">Misshandlung = la maltraitance</text:p>
      <text:p text:style-name="P17">höchsten = le plus, le plus haut</text:p>
      <text:p text:style-name="P18">reich (adj) = riche</text:p>
      <text:p text:style-name="P18"/>
      <text:p text:style-name="P19">Impflicht = l’obligation de vaccination</text:p>
      <text:p text:style-name="P19">Europäischen Union</text:p>
      <text:p text:style-name="P20">Fürungspersonlinchkeit</text:p>
      <text:p text:style-name="P21">Olpest = marée noire</text:p>
      <text:p text:style-name="P21">Auseinardersetzung = affrontement</text:p>
      <text:p text:style-name="P22">Freiwillige (bénévoles)</text:p>
      <text:p text:style-name="P23">Not = Le besoin</text:p>
      <text:p text:style-name="P23">Alleinstehende (qui vit seul)</text:p>
      <text:p text:style-name="P23">Alleinerziehe (parent seul) =&gt; erziehung (l’éducation)</text:p>
      <text:p text:style-name="P24">Klar Kommen =&gt; To manage to, to come clear, faire, réussir, clear, se débrouiller, <text:span text:style-name="T1">s’en sortir</text:span></text:p>
      <text:p text:style-name="P25">etwas schaffen = réussir, le faire</text:p>
      <text:p text:style-name="P25">spenden = geben/dépenser/donner caritativement</text:p>
      <text:p text:style-name="P25"/>
      <text:p text:style-name="P26">Innenministerin <text:span text:style-name="T2">=</text:span> la ministere de l’intérieur</text:p>
      <text:p text:style-name="P39"><text:span text:style-name="T21">massnahmen</text:span><text:span text:style-name="T22"> = des mesures </text:span><text:span text:style-name="T21">(gouvernementales)</text:span></text:p>
      <text:p text:style-name="P27">Rechtextremismus = Extrême droite-isme/<text:span text:style-name="T3">Extremisme de droite</text:span></text:p>
      <text:p text:style-name="P28"><text:span text:style-name="T5">Gedenktag</text:span> = <text:span text:style-name="T4">le jour de </text:span>la commémoration</text:p>
      <text:p text:style-name="P29">Seenotretter = sauveteurs en mer</text:p>
      <text:p text:style-name="P29">retten = secourir/sauver</text:p>
      <text:p text:style-name="P29">die Polizisten = les policier</text:p>
      <text:p text:style-name="P29">lahm legen = paralyser/immobiliser</text:p>
      <text:p text:style-name="P30">Wochentlich = hebdomadairemen<text:span text:style-name="T6">t</text:span></text:p>
      <text:p text:style-name="P31">Bäckereien = Patisseries</text:p>
      <text:p text:style-name="P32">ca. = circa = environ</text:p>
      <text:p text:style-name="P33">jeder dritte Deutsche <text:s/>= un allemand sur trois</text:p>
      <text:p text:style-name="P34">jeder sechste/zehnte/etc.</text:p>
      <text:p text:style-name="P35">Verfügung = disposition</text:p>
      <text:p text:style-name="P35">zur Verfügung haben = avoir à disposition</text:p>
      <text:p text:style-name="P35">Ich bleibe zur Verfügung für weitere Infos (je reste à disposition pour des informations supplémentaires)</text:p>
      <text:p text:style-name="P35"/>
      <text:p text:style-name="P36">Spenden = Les dons</text:p>
      <text:p text:style-name="P36">Tierquälerei = La maltraitance animale</text:p>
      <text:p text:style-name="P36">die Geldstrafe = une amende</text:p>
      <text:p text:style-name="P36">ma<text:span text:style-name="T14">ß</text:span><text:span text:style-name="T7">nahmen = mesures</text:span></text:p>
      <text:p text:style-name="P5">Krankenhausaufenthalt = hôspitalisation</text:p>
      <text:p text:style-name="P6">Deeskalation : Désescalade</text:p>
      <text:p text:style-name="P6">Ukraine (oukraïneu)</text:p>
      <text:p text:style-name="P7">Verhandlung = négociation</text:p>
      <text:p text:style-name="P7"/>
      <text:p text:style-name="P8">12 Millionen arm</text:p>
      <text:p text:style-name="P37"><text:span text:style-name="T7">1.</text:span><text:span text:style-name="T8">2</text:span><text:span text:style-name="T7"> Kinder und Jugendliche </text:span><text:span text:style-name="T8">unter 18 Jahren</text:span></text:p>
      <text:p text:style-name="P42"><text:span text:style-name="T8">J</text:span><text:span text:style-name="T7">eder sechste Deutsche ist ar</text:span><text:span text:style-name="T8">m</text:span><text:span text:style-name="T7">utsgefährdet (menacé par la pauvreté</text:span><text:span text:style-name="T8">)</text:span></text:p>
      <text:p text:style-name="P9"><text:soft-page-break/>Menschen, die weniger als 987 Euro im Monat haben, werden al arme Menschen betrachtet</text:p>
      <text:p text:style-name="P37"><text:span text:style-name="T7">20</text:span><text:span text:style-name="T9">72</text:span><text:span text:style-name="T7"> Euro </text:span><text:span text:style-name="T9">pro Monat </text:span><text:span text:style-name="T7">mit 5 Kindern</text:span><text:span text:style-name="T10">s</text:span></text:p>
      <text:p text:style-name="P10"/>
      <text:p text:style-name="P38"><text:span text:style-name="T10">d</text:span><text:span text:style-name="T7">er Anstieg = la hausse</text:span></text:p>
      <text:p text:style-name="P38"><text:span text:style-name="T11">Ausreichend</text:span><text:span text:style-name="T7"> = suffisant</text:span></text:p>
      <text:p text:style-name="P40"><text:span text:style-name="T12">Der Lohn = le </text:span><text:span text:style-name="T13">salaire</text:span></text:p>
      <text:p text:style-name="P11">reich = suffit</text:p>
      <text:p text:style-name="P11">die lebensnotwendigen Dinge = das Nötigste = le minimum vital</text:p>
      <text:p text:style-name="P11">die Erwerbslosigkeit = die Arbeitlosigkeit</text:p>
      <text:p text:style-name="P11"/>
      <text:p text:style-name="P12">die Nahrungsmittelkrise = la crise alimentare</text:p>
      <text:p text:style-name="P12">Mangel an Versorgung : manque d‘approvsionnement</text:p>
      <text:p text:style-name="P12">beshranken = restreindre</text:p>
      <text:p text:style-name="P12">Gefangnis = prison</text:p>
      <text:p text:style-name="P12">einstimmig = à l‘unanimité</text:p>
      <text:p text:style-name="P12">die Todestraffe = la peine de mort</text:p>
      <text:p text:style-name="P12">Hinrichtung = exécution</text:p>
      <text:p text:style-name="P1">sogennante = appelé, ainsi nommé</text:p>
      <text:p text:style-name="P2">Der jenige, der = Celui qui</text:p>
      <text:p text:style-name="P2">wer, der = lui qui</text:p>
      <text:p text:style-name="P3">zu Verfügung haben / verfügen über = disposer de</text:p>
      <text:p text:style-name="P4">Tagesmutter = Nourrice</text:p>
      <text:p text:style-name="P1"/>
      <text:p text:style-name="P42">Das <text:span text:style-name="T17">Gesetz</text:span><text:span text:style-name="T18"> </text:span>Hartz IV wurde in 2005 <text:span text:style-name="T15">ge</text:span><text:span text:style-name="T17">. Es ist ein Staat</text:span><text:span text:style-name="T15">p</text:span><text:span text:style-name="T17"> für den arbeitslos, die arbeitlos</text:span><text:span text:style-name="T15">?</text:span><text:span text:style-name="T19"> Wieder nicht </text:span><text:span text:style-name="T15">earn</text:span><text:span text:style-name="T19">.</text:span></text:p>
      <text:p text:style-name="P43">In Deutschland ist 12 Millionen arme Menschen, von die 1,2 Millionen Kindern oder junge unter 18 jähren.</text:p>
      <text:p text:style-name="P43">Der jenige, der hast unter 987 Euros pro Monat ist armutsgefährdet.</text:p>
      <text:p text:style-name="P41"><text:span text:style-name="T18">Armut in Deutschland hast </text:span><text:span text:style-name="T20">von den 90‘s </text:span><text:span text:style-name="T16">ge</text:span><text:span text:style-name="T20">, weil immer mehr Arbeiten, die sind nicht </text:span><text:span text:style-name="T16">enough</text:span><text:span text:style-name="T20"> </text:span><text:span text:style-name="T16">payer</text:span></text:p>
      <text:p text:style-name="P45"/>
      <text:p text:style-name="P47">Das Hartz IV Gesetz wird 2005 in Kraft getret<text:span text:style-name="T23">et</text:span>. <text:span text:style-name="T23">Es handelt sich um eine finanzielle Unterstützung vom Staat für arbeitslose Menschen, die kein Arbeitslosengeld erhalten (bekommen).</text:span></text:p>
      <text:p text:style-name="P48">In Deutschland gibt es etwa 12 Mio. Arme, davon 1.2 Mio. Kinder und Jugendlich unter 18 Jahren.</text:p>
      <text:p text:style-name="P49">Der jenige, der weniger als 987 Euro pro Monat zur Verfügung hat, <text:span text:style-name="T24">ist armutsgefährdet</text:span>.</text:p>
      <text:p text:style-name="P50">Die Armut in Deutschland <text:span text:style-name="T25">ist in den 90er Jahren gestiegen, weil es immer mehr Jobs gibt, die nicht genug (ausreichend) bezahlt werden.</text:span></text:p>
      <text:p text:style-name="P51">Die Preise für lebensnotwendige Dinge sind immer höher.</text:p>
      <text:p text:style-name="P52">In Frankreich bekommen die Arbeitslosen Arbeit<text:span text:style-name="T26">slosengeld</text:span><text:span text:style-name="T27">s </text:span><text:span text:style-name="T28">un dann bekommen sie RSA (revenu de solidarité active)</text:span></text:p>
      <text:p text:style-name="P52"/>
      <text:p text:style-name="P44">schuld = coupable</text:p>
      <text:p text:style-name="P44"/>
      <text:p text:style-name="P46">Flüchtlingen = Les réfugiés</text:p>
      <text:p text:style-name="P46">Anti-abtreibungsahkeit = article anti-avortement</text:p>
      <text:p text:style-name="P46">Militärausgaben = Dépenses militaire</text:p>
      <text:p text:style-name="P46">in die Verteidigung investieren = investir dans la défense</text:p>
      <text:p text:style-name="P46">NATO = L‘OTAN</text:p>
      <text:p text:style-name="P46"><text:soft-page-break/>Waisen = les orphelins</text:p>
      <text:p text:style-name="P46">Strafgesetzbuch = Code pénal</text:p>
      <text:p text:style-name="P53">fleißig = impliqué, besogneux</text:p>
      <text:p text:style-name="P53">wenn man sich selbst genug ins Zeug legt = quand on s‘en donne les moyens (mettre la main à la pâte)</text:p>
      <text:p text:style-name="P54">Mitschuld = coresponsabilité, complicité</text:p>
      <text:p text:style-name="P54">alleinschuld = sa propre culpabilité/resposabilité</text:p>
      <text:p text:style-name="P55">die Mittelschicht = la classe moyenne</text:p>
      <text:p text:style-name="P56">den Graben verschärfen = creuser le fossé</text:p>
      <text:p text:style-name="P57">die Kohle = le charbon =&gt; le fric</text:p>
      <text:p text:style-name="P57"/>
      <text:p text:style-name="P58">Zufriedenheit = bonheur</text:p>
      <text:p text:style-name="P59">Erde = Terre</text:p>
      <text:p text:style-name="P59">gebrochen = battu <text:span text:style-name="T29">(pour un record)</text:span></text:p>
      <text:p text:style-name="P59">Stützpunkt = base</text:p>
      <text:p text:style-name="P59">verschlimmern = aggraver</text:p>
      <text:p text:style-name="P59">BIP = PIB <text:span text:style-name="T29">(Bruto Inland Produkt)</text:span></text:p>
      <text:p text:style-name="P60">Ausmaß = niveau</text:p>
      <text:p text:style-name="P60">Rangliste = classement</text:p>
      <text:p text:style-name="P60">künstlicher Intelligenz = l‘IA</text:p>
      <text:p text:style-name="P60">Waffen niederlegen = baisser les armes</text:p>
      <text:p text:style-name="P61"><text:span text:style-name="T30">f</text:span>aul = paresseux</text:p>
      <text:p text:style-name="P62">zeige<text:span text:style-name="T31">n</text:span> = montrer</text:p>
      <text:p text:style-name="P62"/>
      <text:p text:style-name="P63">Die Reportage zeigt, dass es Armut in Deutschland besteht, obwohl (selbst wenn) viele daran nicht glauben.</text:p>
      <text:p text:style-name="P63"/>
      <text:p text:style-name="P64">Landen = atterir</text:p>
      <text:p text:style-name="P65">die Luftbrücke = le pont aérien</text:p>
      <text:p text:style-name="P65">vorschlagen = proposer</text:p>
      <text:p text:style-name="P65">die Nachbarland = le pays voisin</text:p>
      <text:p text:style-name="P65">die Außenministerin = le ministre des affaires étrangères</text:p>
      <text:p text:style-name="P65">die Innenministerin = le ministre de l‘intérieur</text:p>
      <text:p text:style-name="P65">empfangen = accueillir</text:p>
      <text:p text:style-name="P65">die Zulassung = l‘autorisation</text:p>
      <text:p text:style-name="P65">die Blutspende = le don du sang</text:p>
      <text:p text:style-name="P65">enthaltsam = d‘abstinence</text:p>
      <text:p text:style-name="P65">die Frist = le délai</text:p>
      <text:p text:style-name="P65">senken = abaisser</text:p>
      <text:p text:style-name="P65">der Erlass = l‘arrêté</text:p>
      <text:p text:style-name="P65">ankündigen = annoncer</text:p>
      <text:p text:style-name="P65">der Bezug = la référence</text:p>
      <text:p text:style-name="P65">die Auswahl = la sélection</text:p>
      <text:p text:style-name="P65">abschaffen = supprimer</text:p>
      <text:p text:style-name="P65">der <text:span text:style-name="T32">Sägewahlverkehr = le rapport sexuel</text:span></text:p>
      <text:p text:style-name="P65">Bedingung = condition</text:p>
      <text:p text:style-name="P65">sich holen = remporter</text:p>
      <text:p text:style-name="P66">die Eiskunstlauf-Weltmeisterschaften</text:p>
      <text:p text:style-name="P66">erreichen = attendre</text:p>
      <text:p text:style-name="P66">prägen = marquer</text:p>
      <text:p text:style-name="P66">ununterbrochen = sans discontinuer</text:p>
      <text:p text:style-name="P67"><text:soft-page-break/>sich etwas leisten = pouvoir s‘offrir, se permettre quelque chose</text:p>
      <text:p text:style-name="P68">der Zauber = le magicien</text:p>
      <text:p text:style-name="P68">Zuversicht = la confiance en soi</text:p>
      <text:p text:style-name="P69">aus schließen = exclure</text:p>
      <text:p text:style-name="P70">notleindende= qui souffrent de la misère</text:p>
      <text:p text:style-name="P71">Arzt = docteur</text:p>
      <text:p text:style-name="P71">Frisör = coiffeur</text:p>
      <text:p text:style-name="P72">Kommen um sich zu treffen = viennent se rencontrer (entre eux)</text:p>
      <text:p text:style-name="P73">Mitmenschen = concitoyens</text:p>
      <text:p text:style-name="P74">Obdachlose = Sans-abris</text:p>
      <text:p text:style-name="P74">Rentner = Retraités</text:p>
      <text:p text:style-name="P74">Rent = retraite</text:p>
      <text:p text:style-name="P75">knapp wird = ne plus y avoir, manquer de</text:p>
      <text:p text:style-name="P76">Um die = autour de, environ</text:p>
      <text:p text:style-name="P77">Um = autour (+ cas particuliers de verbes ou um … zu …)</text:p>
      <text:p text:style-name="P77"/>
      <text:p text:style-name="P78">Beratunfgirma = société de conseil</text:p>
      <text:p text:style-name="P78">Regierung = gouvernement</text:p>
      <text:p text:style-name="P79">Skandal = scandale</text:p>
      <text:p text:style-name="P80">steuer = les impô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0.049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0:21:16.988000000</meta:creation-date>
    <dc:date>2022-04-15T11:00:29.999431468</dc:date>
    <meta:editing-duration>PT6H53M15S</meta:editing-duration>
    <meta:editing-cycles>106</meta:editing-cycles>
    <meta:generator>LibreOffice/6.4.7.2$Linux_X86_64 LibreOffice_project/40$Build-2</meta:generator>
    <meta:document-statistic meta:table-count="0" meta:image-count="0" meta:object-count="0" meta:page-count="4" meta:paragraph-count="147" meta:word-count="863" meta:character-count="5490" meta:non-whitespace-character-count="4773"/>
  </office:meta>
</office:document-meta>
</file>